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8e2" officeooo:paragraph-rsid="001ab8e2"/>
    </style:style>
    <style:style style:name="P2" style:family="paragraph" style:parent-style-name="Standard">
      <style:text-properties officeooo:paragraph-rsid="001ab8e2"/>
    </style:style>
    <style:style style:name="P3" style:family="paragraph" style:parent-style-name="Standard" style:list-style-name="L2">
      <style:text-properties officeooo:paragraph-rsid="001ab8e2"/>
    </style:style>
    <style:style style:name="P4" style:family="paragraph" style:parent-style-name="Standard" style:list-style-name="L3">
      <style:text-properties officeooo:rsid="001d0216" officeooo:paragraph-rsid="001d0216"/>
    </style:style>
    <style:style style:name="P5" style:family="paragraph" style:parent-style-name="Standard">
      <style:text-properties officeooo:rsid="001d0216" officeooo:paragraph-rsid="001d0216"/>
    </style:style>
    <style:style style:name="P6" style:family="paragraph" style:parent-style-name="Standard" style:list-style-name="L4">
      <style:text-properties officeooo:rsid="001d0216" officeooo:paragraph-rsid="001d0216"/>
    </style:style>
    <style:style style:name="P7" style:family="paragraph" style:parent-style-name="Standard" style:list-style-name="L5">
      <style:text-properties officeooo:rsid="001d0216" officeooo:paragraph-rsid="001d0216"/>
    </style:style>
    <style:style style:name="P8" style:family="paragraph" style:parent-style-name="Text_20_body">
      <style:text-properties fo:font-weight="bold" officeooo:rsid="001ab8e2" officeooo:paragraph-rsid="001ab8e2"/>
    </style:style>
    <style:style style:name="P9" style:family="paragraph" style:parent-style-name="Text_20_body">
      <style:text-properties fo:font-weight="bold" officeooo:rsid="001d0216" officeooo:paragraph-rsid="001d0216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6">
      <style:paragraph-properties fo:margin-top="0cm" fo:margin-bottom="0cm" loext:contextual-spacing="false"/>
    </style:style>
    <style:style style:name="P13" style:family="paragraph" style:parent-style-name="Text_20_body" style:list-style-name="L7">
      <style:paragraph-properties fo:margin-top="0cm" fo:margin-bottom="0cm" loext:contextual-spacing="false"/>
    </style:style>
    <style:style style:name="T1" style:family="text">
      <style:text-properties officeooo:rsid="001ab8e2"/>
    </style:style>
    <style:style style:name="T2" style:family="text">
      <style:text-properties officeooo:rsid="001d0216"/>
    </style:style>
    <style:style style:name="T3" style:family="text">
      <style:text-properties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FORTER MAKWEYA FORMATIVE ASSESSMENT</text:p>
      <text:p text:style-name="P1"/>
      <text:p text:style-name="P1"/>
      <text:list xml:id="list9058326" text:style-name="L2">
        <text:list-item>
          <text:p text:style-name="P3"><text:span text:style-name="T1">Different types of systems development life cycles used in an organisation :</text:span></text:p>
        </text:list-item>
      </text:list>
      <text:p text:style-name="P2"/>
      <text:list xml:id="list2523319841" text:style-name="L3">
        <text:list-item>
          <text:p text:style-name="P4">Enterprise computing systems.</text:p>
        </text:list-item>
        <text:list-item>
          <text:p text:style-name="P4">Transaction processing systems.</text:p>
        </text:list-item>
        <text:list-item>
          <text:p text:style-name="P4">Business support systems.</text:p>
        </text:list-item>
        <text:list-item>
          <text:p text:style-name="P4">Knowledge management systems.</text:p>
        </text:list-item>
        <text:list-item>
          <text:p text:style-name="P4">User productivity systems.</text:p>
        </text:list-item>
      </text:list>
      <text:p text:style-name="P5"/>
      <text:p text:style-name="P5"/>
      <text:list xml:id="list2804252472" text:style-name="L4">
        <text:list-item>
          <text:p text:style-name="P6">Different stages of a system development life cycle:</text:p>
        </text:list-item>
      </text:list>
      <text:p text:style-name="P5"/>
      <text:list xml:id="list1078799691" text:style-name="L5">
        <text:list-item>
          <text:p text:style-name="P7">System planning.</text:p>
        </text:list-item>
        <text:list-item>
          <text:p text:style-name="P7">System analysis.</text:p>
        </text:list-item>
        <text:list-item>
          <text:p text:style-name="P7">System design.</text:p>
        </text:list-item>
        <text:list-item>
          <text:p text:style-name="P7">Implementation and development.</text:p>
        </text:list-item>
        <text:list-item>
          <text:p text:style-name="P7">System testing and integration.</text:p>
        </text:list-item>
        <text:list-item>
          <text:p text:style-name="P7">System maintenance.</text:p>
        </text:list-item>
      </text:list>
      <text:p text:style-name="P5"/>
      <text:p text:style-name="P5"/>
      <text:p text:style-name="P5"/>
      <text:p text:style-name="P1"/>
      <text:p text:style-name="P8"><text:span text:style-name="T2">Advantages</text:span>:</text:p>
      <text:list xml:id="list3263643182" text:style-name="L6">
        <text:list-item>
          <text:p text:style-name="P12"><text:span text:style-name="T3">Simple to understand and follow</text:span> </text:p>
        </text:list-item>
        <text:list-item>
          <text:p text:style-name="P12"><text:span text:style-name="T3">Clear milestones and deadlines</text:span> </text:p>
        </text:list-item>
        <text:list-item>
          <text:p text:style-name="P12"><text:span text:style-name="T3">Clear documentation</text:span> </text:p>
        </text:list-item>
        <text:list-item>
          <text:p text:style-name="P12"><text:span text:style-name="T3">Reinforces good coding habits</text:span> </text:p>
        </text:list-item>
        <text:list-item>
          <text:p text:style-name="P10"><text:span text:style-name="T3">Provides a solid structure</text:span> </text:p>
        </text:list-item>
      </text:list>
      <text:p text:style-name="P9">Disadvantages:</text:p>
      <text:list xml:id="list1614724847" text:style-name="L7">
        <text:list-item>
          <text:p text:style-name="P13"><text:span text:style-name="T3">Unsuitable for complex or object-oriented projects</text:span> </text:p>
        </text:list-item>
        <text:list-item>
          <text:p text:style-name="P13"><text:span text:style-name="T3">Highly inflexible to scope changes</text:span> </text:p>
        </text:list-item>
        <text:list-item>
          <text:p text:style-name="P13"><text:span text:style-name="T3">Difficult to estimate time and budget precisely</text:span> </text:p>
        </text:list-item>
        <text:list-item>
          <text:p text:style-name="P11"><text:span text:style-name="T3">A working product emerges only on later stages of the cycle</text:span> 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4:34:36.296890375</meta:creation-date>
    <dc:date>2020-09-14T16:21:49.410092191</dc:date>
    <meta:editing-duration>PT25S</meta:editing-duration>
    <meta:editing-cycles>1</meta:editing-cycles>
    <meta:document-statistic meta:table-count="0" meta:image-count="0" meta:object-count="0" meta:page-count="1" meta:paragraph-count="25" meta:word-count="126" meta:character-count="814" meta:non-whitespace-character-count="726"/>
    <meta:generator>LibreOffice/6.4.5.2$Linux_X86_64 LibreOffice_project/40$Build-2</meta:generator>
  </office:meta>
</office:document-meta>
</file>